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2b3050" officeooo:paragraph-rsid="0005bbd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d320d" officeooo:paragraph-rsid="0005bbd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d320d" officeooo:paragraph-rsid="0005bbd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28781a" officeooo:paragraph-rsid="0005bbdd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bold" officeooo:rsid="00089c97" officeooo:paragraph-rsid="00089c97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fo:font-weight="bold" officeooo:rsid="003b07df" officeooo:paragraph-rsid="00089c97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b3050" officeooo:paragraph-rsid="00089c9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3b07df" officeooo:paragraph-rsid="00089c9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3cb891" officeooo:paragraph-rsid="00089c9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3d23b3" officeooo:paragraph-rsid="00089c97" style:font-weight-asian="normal" style:font-weight-complex="normal"/>
    </style:style>
    <style:style style:name="T1" style:family="text">
      <style:text-properties fo:font-weight="normal" officeooo:rsid="00348b39" style:font-weight-asian="normal" style:font-weight-complex="normal"/>
    </style:style>
    <style:style style:name="T2" style:family="text">
      <style:text-properties fo:font-weight="normal" officeooo:rsid="0035e606" style:font-weight-asian="normal" style:font-weight-complex="normal"/>
    </style:style>
    <style:style style:name="T3" style:family="text">
      <style:text-properties fo:font-weight="normal" officeooo:rsid="0032116e" style:font-weight-asian="normal" style:font-weight-complex="normal"/>
    </style:style>
    <style:style style:name="T4" style:family="text">
      <style:text-properties fo:font-weight="normal" officeooo:rsid="0030b9fb" style:font-weight-asian="normal" style:font-weight-complex="normal"/>
    </style:style>
    <style:style style:name="T5" style:family="text">
      <style:text-properties fo:font-weight="normal" officeooo:rsid="00345f89" style:font-weight-asian="normal" style:font-weight-complex="normal"/>
    </style:style>
    <style:style style:name="T6" style:family="text">
      <style:text-properties fo:font-weight="normal" officeooo:rsid="00498e47" style:font-weight-asian="normal" style:font-weight-complex="normal"/>
    </style:style>
    <style:style style:name="T7" style:family="text">
      <style:text-properties fo:font-weight="normal" officeooo:rsid="0033cde2" style:font-weight-asian="normal" style:font-weight-complex="normal"/>
    </style:style>
    <style:style style:name="T8" style:family="text">
      <style:text-properties fo:font-weight="normal" officeooo:rsid="00346c46" style:font-weight-asian="normal" style:font-weight-complex="normal"/>
    </style:style>
    <style:style style:name="T9" style:family="text">
      <style:text-properties fo:font-weight="normal" officeooo:rsid="004bd684" style:font-weight-asian="normal" style:font-weight-complex="normal"/>
    </style:style>
    <style:style style:name="T10" style:family="text">
      <style:text-properties fo:font-weight="normal" officeooo:rsid="004144fa" style:font-weight-asian="normal" style:font-weight-complex="normal"/>
    </style:style>
    <style:style style:name="T11" style:family="text">
      <style:text-properties fo:font-weight="normal" officeooo:rsid="0041d5c8" style:font-weight-asian="normal" style:font-weight-complex="normal"/>
    </style:style>
    <style:style style:name="T12" style:family="text">
      <style:text-properties fo:font-weight="normal" officeooo:rsid="003c4cc8" style:font-weight-asian="normal" style:font-weight-complex="normal"/>
    </style:style>
    <style:style style:name="T13" style:family="text">
      <style:text-properties fo:font-weight="normal" officeooo:rsid="003cb891" style:font-weight-asian="normal" style:font-weight-complex="normal"/>
    </style:style>
    <style:style style:name="T14" style:family="text">
      <style:text-properties fo:font-weight="normal" officeooo:rsid="003d3c02" style:font-weight-asian="normal" style:font-weight-complex="normal"/>
    </style:style>
    <style:style style:name="T15" style:family="text">
      <style:text-properties fo:font-weight="normal" officeooo:rsid="003d23b3" style:font-weight-asian="normal" style:font-weight-complex="normal"/>
    </style:style>
    <style:style style:name="T16" style:family="text">
      <style:text-properties fo:font-weight="normal" officeooo:rsid="003f31fe" style:font-weight-asian="normal" style:font-weight-complex="normal"/>
    </style:style>
    <style:style style:name="T17" style:family="text">
      <style:text-properties fo:font-weight="normal" officeooo:rsid="00403a47" style:font-weight-asian="normal" style:font-weight-complex="normal"/>
    </style:style>
    <style:style style:name="T18" style:family="text">
      <style:text-properties officeooo:rsid="001e1dcf"/>
    </style:style>
    <style:style style:name="T19" style:family="text">
      <style:text-properties officeooo:rsid="0020a4b1"/>
    </style:style>
    <style:style style:name="T20" style:family="text">
      <style:text-properties officeooo:rsid="001ef9d2"/>
    </style:style>
    <style:style style:name="T21" style:family="text">
      <style:text-properties officeooo:rsid="00219896"/>
    </style:style>
    <style:style style:name="T22" style:family="text">
      <style:text-properties officeooo:rsid="0021bdb3"/>
    </style:style>
    <style:style style:name="T23" style:family="text">
      <style:text-properties officeooo:rsid="00239c71"/>
    </style:style>
    <style:style style:name="T24" style:family="text">
      <style:text-properties officeooo:rsid="0023b4ee"/>
    </style:style>
    <style:style style:name="T25" style:family="text">
      <style:text-properties officeooo:rsid="002ec88c"/>
    </style:style>
    <style:style style:name="T26" style:family="text">
      <style:text-properties fo:font-style="italic" officeooo:rsid="00239c71" style:font-style-asian="italic" style:font-style-complex="italic"/>
    </style:style>
    <style:style style:name="T27" style:family="text">
      <style:text-properties fo:font-style="normal" officeooo:rsid="00239c71" style:font-style-asian="normal" style:font-style-complex="normal"/>
    </style:style>
    <style:style style:name="T28" style:family="text">
      <style:text-properties fo:font-style="normal" officeooo:rsid="00247695" style:font-style-asian="normal" style:font-style-complex="normal"/>
    </style:style>
    <style:style style:name="T29" style:family="text">
      <style:text-properties fo:font-style="normal" officeooo:rsid="002ec88c" style:font-style-asian="normal" style:font-style-complex="normal"/>
    </style:style>
    <style:style style:name="T30" style:family="text">
      <style:text-properties fo:font-style="normal" officeooo:rsid="0023b4ee" style:font-style-asian="normal" style:font-style-complex="normal"/>
    </style:style>
    <style:style style:name="T31" style:family="text">
      <style:text-properties fo:font-style="normal" officeooo:rsid="00262200" style:font-style-asian="normal" style:font-style-complex="normal"/>
    </style:style>
    <style:style style:name="T32" style:family="text">
      <style:text-properties fo:font-style="normal" officeooo:rsid="00496242" style:font-style-asian="normal" style:font-style-complex="normal"/>
    </style:style>
    <style:style style:name="T33" style:family="text">
      <style:text-properties fo:font-style="normal" officeooo:rsid="002698c2" style:font-style-asian="normal" style:font-style-complex="normal"/>
    </style:style>
    <style:style style:name="T34" style:family="text">
      <style:text-properties fo:font-style="normal" officeooo:rsid="00498e47" style:font-style-asian="normal" style:font-style-complex="normal"/>
    </style:style>
    <style:style style:name="T35" style:family="text">
      <style:text-properties fo:font-style="normal" officeooo:rsid="0030b9fb" style:font-style-asian="normal" style:font-style-complex="normal"/>
    </style:style>
    <style:style style:name="T36" style:family="text">
      <style:text-properties fo:font-style="normal" officeooo:rsid="0028781a" style:font-style-asian="normal" style:font-style-complex="normal"/>
    </style:style>
    <style:style style:name="T37" style:family="text">
      <style:text-properties officeooo:rsid="00089c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- VARIABLE TRANSFER MODELS</text:p>
      <text:p text:style-name="P2"/>
      <text:p text:style-name="P1">A) V2V</text:p>
      <text:p text:style-name="P3"><text:span text:style-name="T18"><text:tab/>Variable to Variable transfer is a regular problem for multivariate time-</text:span><text:span text:style-name="T19">varying (MTVD) </text:span><text:span text:style-name="T18">data </text:span><text:span text:style-name="T20">analysis. </text:span><text:span text:style-name="T21">Recently the increase in speed at which real time data is produced has made it more important to solve it. Because I/O bandwidth and storage limitations could no longer match this speed, </text:span><text:span text:style-name="T22">in some cases it became</text:span><text:span text:style-name="T21"> more efficient to read and store data </text:span><text:span text:style-name="T22">sparsely</text:span><text:span text:style-name="T21"> </text:span><text:span text:style-name="T22">and</text:span><text:span text:style-name="T21"> then compute missing variable </text:span><text:span text:style-name="T22">sequences </text:span><text:span text:style-name="T21">via extrapolation. </text:span></text:p>
      <text:p text:style-name="P3"><text:span text:style-name="T21"><text:tab/></text:span><text:span text:style-name="T22">A deep learning framework named V2V was proposed by Han et al. as a</text:span><text:span text:style-name="T20"> </text:span><text:span text:style-name="T22">possible </text:span><text:span text:style-name="T20">solution </text:span><text:span text:style-name="T22">to this problem.</text:span><text:span text:style-name="T20"> </text:span><text:span text:style-name="T22">The main p</text:span><text:span text:style-name="T23">rinciple</text:span><text:span text:style-name="T22"> of V2V is to </text:span><text:span text:style-name="T23">identify so called “transferable variable” pairs </text:span><text:span text:style-name="T24">and train a model</text:span><text:span text:style-name="T23"> for each pair to translate one variable sequence to another as accurate</text:span><text:span text:style-name="T25">ly</text:span><text:span text:style-name="T23"> as possible. The process consists of three main </text:span><text:span text:style-name="T24">stages</text:span><text:span text:style-name="T23">. </text:span><text:span text:style-name="T24">Feature Learning, Translation Graph Construction and Variable Translation.</text:span></text:p>
      <text:p text:style-name="P3"><text:span text:style-name="T26"><text:tab/></text:span><text:span text:style-name="T27">To define two variables as similar, there needs to be a</text:span><text:span text:style-name="T28"> comparison metric </text:span><text:span text:style-name="T29">first</text:span><text:span text:style-name="T27">. </text:span><text:span text:style-name="T30">So, in the feature learning stage, Convolutional Neural Networks are used to understand </text:span><text:span text:style-name="T28">and quantify the variable characteristics.</text:span><text:span text:style-name="T30"> </text:span><text:span text:style-name="T28">The specific architecture used is a U-Net </text:span><text:span text:style-name="T31">consisting of an encoding and a decoding path. The U-Net </text:span><text:span text:style-name="T28">takes all </text:span><text:span text:style-name="T29">the </text:span><text:span text:style-name="T28">time points of all </text:span><text:span text:style-name="T29">the </text:span><text:span text:style-name="T28">variables as input</text:span><text:span text:style-name="T32"> and </text:span><text:span text:style-name="T31">encodes them into features</text:span><text:span text:style-name="T28">. </text:span><text:span text:style-name="T29">T</text:span><text:span text:style-name="T31">hen</text:span><text:span text:style-name="T28"> </text:span><text:span text:style-name="T31">using those learned features, </text:span><text:span text:style-name="T29">it </text:span><text:span text:style-name="T31">tries to </text:span><text:span text:style-name="T28">reconstruct all </text:span><text:span text:style-name="T31">the variables</text:span><text:span text:style-name="T28"> as output. </text:span><text:span text:style-name="T31">The better a model can reconstruct variables based on learned features, more representative those features become. </text:span><text:span text:style-name="T33">These features are then projected onto a 2D space via t-SNE to </text:span><text:span text:style-name="T32">visually </text:span><text:span text:style-name="T33">compare the </text:span><text:span text:style-name="T34">features</text:span><text:span text:style-name="T32"> and cluster similar varia</text:span><text:span text:style-name="T34">bles in transferable variable groups.</text:span></text:p>
      <text:p text:style-name="P3"><text:span text:style-name="T31"><text:tab/></text:span><text:span text:style-name="T33">In the Translation Graph Construction stage, they define a transferable difficulty </text:span><text:span text:style-name="T34">(TD)</text:span><text:span text:style-name="T33"> of a variable </text:span><text:span text:style-name="T34">i</text:span><text:span text:style-name="T33"> conditioned on a variable </text:span><text:span text:style-name="T34">j</text:span><text:span text:style-name="T33"> using Kullback-Leibler divergence. </text:span><text:span text:style-name="T34">They consider a pair for translation if it surpasses a distance threshold in the feature latent representation.</text:span><text:span text:style-name="T33"> </text:span><text:span text:style-name="T35">Then TDs are compared </text:span><text:span text:style-name="T33">to determine the source and target, </text:span><text:span text:style-name="T29">i.e the direction</text:span><text:span text:style-name="T33"> </text:span><text:span text:style-name="T29">of the translation for</text:span><text:span text:style-name="T33"> every pair in a given transferable variable group. </text:span><text:span text:style-name="T34">A lower transferable difficulty of a variable I conditioned on a variable j would mean that j is more suitable as a source since it can be translated easier to I.</text:span><text:span text:style-name="T36"> Based on this algorithm a </text:span><text:span text:style-name="T29">translation </text:span><text:span text:style-name="T36">graph is constructed.</text:span></text:p>
      <text:p text:style-name="P4"><text:tab/>Lastly, in the variable translation stage, <text:span text:style-name="T25">additional </text:span>CNN<text:span text:style-name="T25">s</text:span> <text:span text:style-name="T25">are</text:span> utilized to learn the mapping between the source and the target variable.</text:p>
      <text:p text:style-name="P4"/>
      <text:p text:style-name="P5">B) The Model Architecture</text:p>
      <text:p text:style-name="P5"/>
      <text:p text:style-name="P8"><text:span text:style-name="T12">The U-Net is a convolutional neural network consisting of three parts. In the encoding path, input parameters are </text:span><text:span text:style-name="T13">scaled down</text:span><text:span text:style-name="T12"> in dimension to extract features. In the decoding path, extracted features are </text:span><text:span text:style-name="T13">scaled up in dimension to reconstruct the input parameters as outputs. In </text:span><text:span text:style-name="T14">the middle</text:span><text:span text:style-name="T13">, there is a bridge which transforms the learned features into a 1D vector and connects the both paths. </text:span><text:span text:style-name="T14">There are also skip connections between encoding and decoding path to minimize information loss. </text:span></text:p>
      <text:p text:style-name="P9"><text:tab/></text:p>
      <text:p text:style-name="P8"><text:span text:style-name="T13"><text:tab/>The encoding path has 3 Downscaling blocks. Each block is made up of a convolution </text:span><text:span text:style-name="T14">(Conv)</text:span><text:span text:style-name="T13"> and a following activation layer. Conv layers have a kernel size of 2 and a stride of 2 to </text:span><text:span text:style-name="T15">downscale the input dimension by half. Conv layers of the blocks have 64, 128, 256 filters in order. After each convolution, a ReLU activation is applied. Each Downscaling block results in a feature representation. In the bridge, </text:span><text:span text:style-name="T16">first, the input with 256 channels is reduced into a 1D vector and </text:span><text:span text:style-name="T17">then </text:span><text:span text:style-name="T16">a linear transformation </text:span><text:span text:style-name="T17">i</text:span><text:span text:style-name="T16">s applied. </text:span><text:span text:style-name="T17">The resulting 1D vector with 512 channels</text:span><text:span text:style-name="T16"> acts </text:span><text:span text:style-name="T15">as the fina</text:span><text:span text:style-name="T16">l</text:span><text:span text:style-name="T15"> feature representation</text:span><text:span text:style-name="T16">.</text:span><text:span text:style-name="T15"> </text:span><text:span text:style-name="T17">To forward it to the decoding path,</text:span><text:span text:style-name="T16"> another linear transformation is applied and </text:span><text:span text:style-name="T17">the </text:span><text:span text:style-name="T16">1D vector is res</text:span><text:span text:style-name="T17">haped</text:span><text:span text:style-name="T16"> back to 2D with 256 channels</text:span><text:span text:style-name="T15">.</text:span></text:p>
      <text:p text:style-name="P10"/>
      <text:p text:style-name="P8"><text:span text:style-name="T15"><text:tab/>The decoding path applies </text:span><text:span text:style-name="T11">4</text:span><text:span text:style-name="T15"> Upscaling blocks, each of which consisting of a Deconvolution (DeConv) layer followed by a Conv layer. </text:span><text:span text:style-name="T11">First three </text:span><text:span text:style-name="T15">DeConv layers have respectively 256, 128, 64 filters. They </text:span><text:span text:style-name="T14">each </text:span><text:span text:style-name="T15">upscale the </text:span><text:span text:style-name="T14">feature</text:span><text:span text:style-name="T15"> dimensions by a factor of two. After each De</text:span><text:span text:style-name="T14">c</text:span><text:span text:style-name="T15">onv</text:span><text:span text:style-name="T14">olution</text:span><text:span text:style-name="T15"> the</text:span><text:span text:style-name="T14"> feature results from the encoding path with </text:span><text:span text:style-name="T17">the </text:span><text:span text:style-name="T14">corresponding 256, 128, 64 channels are </text:span><text:soft-page-break/><text:span text:style-name="T14">concatenated with the Deconvolution results. This concatenated result is put into a convolution which reduces its channels by half again. </text:span><text:span text:style-name="T17">The convolutions in the Upscaling blocks have 3 kernels and a padding of 1 to retain the resolution. </text:span><text:span text:style-name="T11">In the last Upscaling block,</text:span><text:span text:style-name="T10"> 64 channels are reduced into the number of parameters to be reconstructed. </text:span><text:span text:style-name="T11">After the last block, the output dimensions are the same as the original input dimensions. Throughout the decoding path, </text:span><text:span text:style-name="T10">a ReLU activation is applied </text:span><text:span text:style-name="T11">after every DeConv and Conv layer</text:span><text:span text:style-name="T10"> except the last Conv layer which has no activation.</text:span></text:p>
      <text:p text:style-name="P6"><text:span text:style-name="T10"><text:tab/></text:span><text:span text:style-name="T11">(A figure of the architecture should be shared here)</text:span></text:p>
      <text:p text:style-name="P3"/>
      <text:p text:style-name="P7"><text:span text:style-name="T37">C</text:span>) Shortcomings of V2V with respect to correlation/similarity analysis</text:p>
      <text:p text:style-name="P1"/>
      <text:p text:style-name="P1"><text:tab/><text:span text:style-name="T3">In their work, </text:span><text:span text:style-name="T4">Han et. al </text:span><text:span text:style-name="T3">show that their method achieves higher translation accuracy than selected conventional methods. </text:span><text:span text:style-name="T5">S</text:span><text:span text:style-name="T3">ince translation accuracy</text:span><text:span text:style-name="T6"> depends </text:span><text:span text:style-name="T3">on </text:span><text:span text:style-name="T5">finding</text:span><text:span text:style-name="T3"> the most similar parameters, </text:span><text:span text:style-name="T5">the feature learning stage </text:span><text:span text:style-name="T6">must </text:span><text:span text:style-name="T5">be extracting </text:span><text:span text:style-name="T6">relevant</text:span><text:span text:style-name="T5"> features</text:span><text:span text:style-name="T3">. </text:span><text:span text:style-name="T7">This </text:span><text:span text:style-name="T5">further</text:span><text:span text:style-name="T7"> suggests that</text:span><text:span text:style-name="T3"> V2V </text:span><text:span text:style-name="T7">can</text:span><text:span text:style-name="T5"> prove useful</text:span><text:span text:style-name="T3"> in analyzing parameter correlations.</text:span><text:span text:style-name="T5"> </text:span><text:span text:style-name="T3">However </text:span><text:span text:style-name="T7">V2V still poses shortcomings regarding </text:span><text:span text:style-name="T5">the </text:span><text:span text:style-name="T7">extensiveness of the </text:span><text:span text:style-name="T5">correlation analysis</text:span><text:span text:style-name="T7"> and also the reproducibility of the results.</text:span></text:p>
      <text:p text:style-name="P1"><text:span text:style-name="T7"><text:tab/>First of all, </text:span><text:span text:style-name="T5">V2V is limited to identifying similar pairs, and does not consider multi-parameter relations. </text:span><text:span text:style-name="T8">All parameters are put through one feature learning model and the extracted features are projected into 2D space by t-SNE. </text:span><text:span text:style-name="T9">Not only are the models not specialized enough, but the individual model does not even have a tuning process to examine different input-output combinations.</text:span><text:span text:style-name="T8"> Also, the comparison is based on the pairwise similarity matrix produced via t-SNE. </text:span><text:span text:style-name="T2">But t</text:span><text:span text:style-name="T1">he low-dimensional projections t-SNE produces </text:span><text:span text:style-name="T9">vary depending </text:span><text:span text:style-name="T1">on hyper-parameters and weight initializations. </text:span><text:span text:style-name="T2">As a result</text:span><text:span text:style-name="T1">, </text:span><text:span text:style-name="T2">t</text:span><text:span text:style-name="T1">he matching of the similar pairs are not consisten</text:span><text:span text:style-name="T9">t. </text:span><text:span text:style-name="T1">(Farokhmanesh)</text:span></text:p>
      <text:p text:style-name="P1"><text:span text:style-name="T1"><text:tab/></text:span><text:span text:style-name="T2">(More on the shortcomings wrt. correlation analysis.)</text:span></text:p>
      <text:p text:style-name="P1"><text:span text:style-name="T1"><text:tab/></text:span><text:span text:style-name="T2">(We don’t really care about the cycles occurring in the Translation Graph, because that is important only for determining translation models.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3:11:24.874373123</meta:creation-date>
    <dc:date>2023-02-03T17:24:20.709101654</dc:date>
    <meta:editing-duration>PT1M54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18" meta:word-count="961" meta:character-count="6095" meta:non-whitespace-character-count="5136"/>
  </office:meta>
</office:document-meta>
</file>